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Title_20_Shobido_20_1">
      <style:text-properties fo:color="#ff0000"/>
    </style:style>
    <style:style style:name="P4" style:family="paragraph" style:parent-style-name="Title_20_Shobido_20_2">
      <style:text-properties fo:color="#ff0000"/>
    </style:style>
    <style:style style:name="P5" style:family="paragraph" style:parent-style-name="Title_20_Shobido_20_2">
      <style:text-properties style:use-window-font-color="true"/>
    </style:style>
    <style:style style:name="P6" style:family="paragraph" style:parent-style-name="Title_20_Shobido_20_2">
      <style:text-properties style:text-line-through-style="solid"/>
    </style:style>
    <style:style style:name="P7" style:family="paragraph" style:parent-style-name="Title_20_Shobido_20_2">
      <style:text-properties fo:color="#355e00"/>
    </style:style>
    <style:style style:name="P8" style:family="paragraph" style:parent-style-name="Corpus_20_A">
      <style:text-properties fo:color="#ff0000"/>
    </style:style>
    <style:style style:name="P9" style:family="paragraph" style:parent-style-name="Corpus_20_A">
      <style:text-properties style:use-window-font-color="true"/>
    </style:style>
    <style:style style:name="P10" style:family="paragraph" style:parent-style-name="Corpus_20_A">
      <style:text-properties style:text-line-through-style="solid"/>
    </style:style>
    <style:style style:name="P11" style:family="paragraph" style:parent-style-name="Corpus_20_A">
      <style:text-properties fo:color="#800000"/>
    </style:style>
    <style:style style:name="P12" style:family="paragraph" style:parent-style-name="Corpus_20_A">
      <style:text-properties fo:color="#355e00"/>
    </style:style>
    <style:style style:name="P13" style:family="paragraph" style:parent-style-name="Title_20_Shobido_20_3">
      <style:text-properties fo:color="#ff0000"/>
    </style:style>
    <style:style style:name="P14" style:family="paragraph" style:parent-style-name="Corpus_20_Note">
      <style:text-properties fo:color="#ff0000"/>
    </style:style>
    <style:style style:name="P15" style:family="paragraph" style:parent-style-name="Corpus_20_Note">
      <style:text-properties style:use-window-font-color="true"/>
    </style:style>
    <style:style style:name="P16" style:family="paragraph" style:parent-style-name="Title_20_Shobido_20_2">
      <style:text-properties fo:color="#ff0000" style:text-line-through-style="solid"/>
    </style:style>
    <style:style style:name="P17" style:family="paragraph" style:parent-style-name="Corpus_20_A">
      <style:text-properties fo:color="#0000ff"/>
    </style:style>
    <style:style style:name="P18" style:family="paragraph" style:parent-style-name="Corpus_20_A">
      <style:text-properties style:text-line-through-style="none"/>
    </style:style>
    <style:style style:name="P19" style:family="paragraph" style:parent-style-name="Corpus_20_A">
      <style:text-properties fo:color="#ff0000"/>
    </style:style>
    <style:style style:name="P20" style:family="paragraph" style:parent-style-name="Corpus_20_Note">
      <style:text-properties fo:color="#ff0000" style:text-line-through-style="solid"/>
    </style:style>
    <style:style style:name="P21" style:family="paragraph" style:parent-style-name="Corpus_20_Note">
      <style:text-properties style:use-window-font-color="true"/>
    </style:style>
    <style:style style:name="T1" style:family="text">
      <style:text-properties fo:color="#800000"/>
    </style:style>
    <style:style style:name="T2" style:family="text">
      <style:text-properties style:use-window-font-color="true"/>
    </style:style>
    <style:style style:name="T3" style:family="text">
      <style:text-properties style:text-line-through-style="solid"/>
    </style:style>
    <style:style style:name="T4" style:family="text">
      <style:text-properties fo:color="#355e00"/>
    </style:style>
    <style:style style:name="T5" style:family="text">
      <style:text-properties fo:color="#0000ff"/>
    </style:style>
    <style:style style:name="T6" style:family="text">
      <style:text-properties fo:color="#ff0000"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_20_Shobido_20_1" text:outline-level="1">Ordres (1)</text:h>
      <text:p text:style-name="Title_20_Shobido_20_2">Assignation des ordres (1)</text:p>
      <text:p text:style-name="Corpus_20_A">Tous les soldats « valides » peuvent recevoir un ordre. Les ordres sont déposés face cachée par chacun des joueurs pour chacune de leurs unités.</text:p>
      <text:p text:style-name="Corpus_20_A">Une fois que les joueurs ont terminé de donner leurs ordres, tous les marqueurs d'ordres sont retournés face visible.</text:p>
      <text:p text:style-name="Corpus_20_A">IMPORTANT : Une unité qui n'a pas reçu d'ordres se voit assigner un ordre « mouvement», et ce quelle que soit la phase de jeu à laquelle on se rend compte qu'elle n’a pas eu d'ordre.</text:p>
      <text:p text:style-name="Corpus_20_A">IMPORTANT : Il est à la charge de chaque joueur de faire en sorte que l'association d'un ordre avec une unité soit nette de toute ambiguïté lorsqu'il s'agit de définir à qui s'applique l'ordre. Le joueur peut notamment attirer l'attention de son adversaire pour définir clairement chaque unité lors de cas où l'ambiguïté semble inévitable comme lorsqu'un grand nombre de soldats sont présents sur une très petite surface de terrain. </text:p>
      <text:p text:style-name="Title_20_Shobido_20_2">artillerie (2)</text:p>
      <text:p text:style-name="Corpus_20_A">Les pièces d'artillerie peuvent en premier lieu récupérer un de leurs marqueurs assignés sur le terrain, elles peuvent ensuite assigner sur le terrain autant de marqueurs non assignés qu'elles en possèdent.</text:p>
      <text:p text:style-name="Corpus_20_A">Si elles cessent le tir elles récupèrent tous leurs marqueurs, si elles reprennent le tir elles doivent obligatoirement assigner tous les marqueurs dont elles disposent.</text:p>
      <text:p text:style-name="Corpus_20_A">Les mortiers possèdent 6 marqueurs, les obusiers en possèdent 3.</text:p>
      <text:p text:style-name="Title_20_Shobido_20_2">modification des ordres (3)</text:p>
      <text:p text:style-name="Corpus_20_A">1 - RADIO :</text:p>
      <text:p text:style-name="Corpus_20_A">Les personnages dotés de la compétence « radio » peuvent tenter de modifier l'ordre de leur unité.</text:p>
      <text:p text:style-name="Corpus_20_A">Le résultat de l'activation de la compétence est déterminé par un D10 :</text:p>
      <text:p text:style-name="Corpus_20_A">Sur un 5+ le nouvel ordre est confirmé, le joueur place un nouveau marqueur d'ordres pour son unité.</text:p>
      <text:p text:style-name="Corpus_20_A">Sur un 4 l'ordre actuel est conservé.</text:p>
      <text:p text:style-name="Corpus_20_A">Sur un résultat de 3 ou moins on remplace l'ordre actuel par un ordre au hasard :</text:p>
      <text:p text:style-name="Corpus_20_A">1-2 « tir appuyé », 3-4 « manœuvre », 5-6 « mouvement », 7-10 « déplacement ».</text:p>
      <text:p text:style-name="Corpus_20_A">Une fois toutes les modifications effectuées on retourne face visible les nouveaux ordres.</text:p>
      <text:p text:style-name="Corpus_20_A">2 - REDEPLOIEMENT :</text:p>
      <text:p text:style-name="P8">Avant d’effectuer un déplacement à l’aide d’un ordre de redéploiement, un soldat valide peut faire effectuer un test de blocage à tout soldat allié bloqué à moins de 1ps dans l’espoir de le débloquer. Le résultat du test effectué lors de cette phase ne peut jamais entraîner un résultat de « panique » (ces résultats seront ignorés), si le résultat est « débloqué » le soldat débloqué reçoit un ordre de redéploiement pour ce tour et peut effectuer son mouvement dès que son initiative le lui permet. En cas d’échec, le soldat bloqué garde son statut bloqué, le soldat en redéploiement peut effectuer son mouvement normalement.</text:p>
      <text:p text:style-name="Title_20_Shobido_20_2">gestion des réserves (3)</text:p>
      <text:p text:style-name="Corpus_20_A">Les unités en « réserve » peuvent entrer soit par la « zone de renforts », soit conformément aux compétences « parachutisme », « infiltration », « téléportation ».</text:p>
      <text:p text:style-name="Corpus_20_A">Les soldats en contact socle à socle avec un affût peuvent en devenir les servants, avec un maximum de deux servants pour chaque affût. Inversement, les servants peuvent retrouver leur statut de soldat.</text:p>
      <text:p text:style-name="Corpus_20_A">Les véhicules ayant reçu un ordre « tir appuyé » peuvent embarquer ou débarquer des fantassins alliés dans une zone de 3ps autour de leurs baies d'embarquement<text:span text:style-name="T2">.</text:span></text:p>
      <text:p text:style-name="P9">IMPORTANT : Toutes les unités entrées sur le terrain au cours de cette phase reçoivent pour ce tour un ordre « mouvement » qui ne peut en aucun cas être modifié.</text:p>
      <text:p text:style-name="Title_20_Shobido_20_3"><text:soft-page-break/>Annexe</text:p>
      <text:p text:style-name="Title_20_Shobido_20_2">Fantassin / Blindé</text:p>
      <text:p text:style-name="Corpus_20_A">Les ordres qu'il est possible d'assigner et leurs effets sont légèrement différents selon qu'on donne un ordre à un fantassin ou a un <text:s/>blindé.</text:p>
      <text:p text:style-name="Title_20_Shobido_20_2">cavalerie</text:p>
      <text:p text:style-name="Corpus_20_A">La « cavalerie » ne peut pas recevoir d'ordre de « tir appuyé ». Cependant, sa capacité de mouvement est <text:span text:style-name="T6">quadruplée au lieu de doublée en ordre de déplacement</text:span>.<text:span text:style-name="T6"> </text:span><text:span text:style-name="T6">à revoir</text:span></text:p>
      <text:p text:style-name="Title_20_Shobido_20_2">affuts</text:p>
      <text:p text:style-name="Corpus_20_A">Les « affuts » <text:s/>ne peuvent pas recevoir d'ordres de « manœuvre » ni de « mouvement ».</text:p>
      <text:p text:style-name="Title_20_Shobido_20_2">véhicules</text:p>
      <text:p text:style-name="Corpus_20_A">Les véhicules ne peuvent pas recevoir d'ordre de « redéploiement ». </text:p>
      <text:p text:style-name="Corpus_20_A">En outre, ils ne peuvent pas recevoir d'ordre de « tir appuyé » s'ils avaient un ordre de « mouvement » au tour précédent. </text:p>
      <text:p text:style-name="Corpus_20_A">Réciproquement ils ne peuvent pas recevoir d'ordre de « mouvement » s'ils avaient un ordre de « tir appuyé » au tour précédent.</text:p>
      <text:h text:style-name="Title_20_Shobido_20_1" text:outline-level="1">Mouvement (2)</text:h>
      <text:p text:style-name="Corpus_20_A">1 – Phase décroissante :</text:p>
      <text:p text:style-name="Corpus_20_A">On saisit la valeur d'initiative la plus haute parmi les unités en jeu. Si les deux joueurs ont des <text:s/>unités possédant une telle valeur d'initiative, le joueur « Alpha » peut faire bouger ses unités en premier. Il peut également choisir de les faire attendre la phase croissante afin de voir plus précisément comment le tour se déroule. Ensuite le joueur « Oméga » procède de même.</text:p>
      <text:p text:style-name="Corpus_20_A">On passe à la valeur d'initiative immédiatement en dessous et les joueurs procèdent exactement de même jusqu'à ce que l'on ait atteint la valeur la plus faible d'initiative.</text:p>
      <text:p text:style-name="Corpus_20_A">2 – Phase croissante :</text:p>
      <text:p text:style-name="Corpus_20_A">Durant cette phase se déplacent les unités qui ne l'ont pas fait durant la phase décroissante.</text:p>
      <text:p text:style-name="Corpus_20_A">On part de la valeur d'initiative la plus faible. Si les deux joueurs ont des soldats possédant cette valeur d'initiative le joueur « Oméga » déplace ses unités en premier. Puis le joueur « Alpha » déplace ses soldats. </text:p>
      <text:p text:style-name="Corpus_20_A">On passe à la valeur d'initiative supérieure et on procède de la même manière jusqu'à ce que toutes les unités aient effectué leur mouvement.</text:p>
      <text:p text:style-name="Title_20_Shobido_20_3">Annexe</text:p>
      <text:p text:style-name="P6">Tirs d'interceptions : </text:p>
      <text:p text:style-name="P10">Durant la phase de mouvement, une unité en « tir appuyé » peut tenter un tir d'interception sur une unité adverse si sa valeur d'initiative est supérieure ou égale à celle de l'unité en mouvement. Le tir d'interception peut avoir lieu à n'importe quel endroit du déplacement de l'unité visée. Le tir est résolu comme tout autre tir.</text:p>
      <text:p text:style-name="P10">IMPORTANT : Le bonus de 1 pour toucher associé d'habitude à l'ordre « tir appuyé » ne compte pas lors d'un tir d'interception.</text:p>
      <text:p text:style-name="Title_20_Shobido_20_2"><text:soft-page-break/>Grenades : </text:p>
      <text:p text:style-name="Corpus_20_A">A la fin de son mouvement, un soldat peut jeter ou fixer une grenade qu'il a à sa disposition s'il a reçu un ordre de « manœuvre » ou de « mouvement ». Les détails sur les effets, la portée et la fixation des grenades sont décrits dans le chapitre « Armurerie ».</text:p>
      <text:p text:style-name="P5">DEPLACEMENT :</text:p>
      <text:p text:style-name="P9">Le mouvement des unités dépend de l'ordre qu'elles ont reçu :</text:p>
      <text:p text:style-name="P15">Les fantassins en « tir appuyé » ne peuvent pas se déplacer mais peuvent pivoter.</text:p>
      <text:p text:style-name="P15">Les fantassins en « manœuvre » peuvent se déplacer de 3ps.</text:p>
      <text:p text:style-name="P15">Les fantassins en « mouvement » peuvent se déplacer de leur capacité de mouvement : (Mv)ps.</text:p>
      <text:p text:style-name="P15">Les fantassins en « redéploiement » peuvent se déplacer au moment de la phase de mouvement de 1xMv et <text:s/>avant la phase de cac de 1xMv+3ps ( voir mouvement de rush).</text:p>
      <text:p text:style-name="P15">Les véhicules doivent se déplacer d'un mouvement qui est fonction de leur ordre et de leur rang (cf « tableau des véhicules »).</text:p>
      <text:p text:style-name="P4">Restrictions de déplacement :</text:p>
      <text:p text:style-name="P14">Attention : Il est impossible d'utiliser un déplacement autre que celui de la « charge » pour effectuer un mouvement qui amènerait deux soldats valides non engagés de camps adverses à être à moins d'1ps socle à socle au cours ou à la fin de ce mouvement. Un soldat qui charge et qui rentre dans la zone de contrôle d’un ennemi est dès lors engagé avec lui (il est mis en contact socle à socle), même si cela doit lui faire pénétrer par la suite la zone de contrôle de 1 ou plusieurs autres ennemis.</text:p>
      <text:p text:style-name="P20">Soldat valide non engagé : pas de déplacement dans sa zone de contrôle. Mouvement de charge contre lui <text:s/>autorisé.</text:p>
      <text:p text:style-name="P20">Soldat valide engagé : Mouvement de charge <text:s/>contre lui non autorisé. Pas de zone de contrôle.</text:p>
      <text:p text:style-name="P15">Soldat bloqué : pas de restriction, se relève si chargé mais combat avec -2CC pour le combat qui s’en suit. Intervention possible.</text:p>
      <text:p text:style-name="P14">Soldat au tapis : pas de restriction. Est mis HC s’il est en contact socle à socle et qu’aucune intervention en sa faveur n’est réalisé ou que l’intervention est un échec.</text:p>
      <text:p text:style-name="Corpus_20_A"/>
      <text:h text:style-name="Title_20_Shobido_20_1" text:outline-level="1"><text:soft-page-break/>Tir (3)</text:h>
      <text:p text:style-name="Title_20_Shobido_20_2">Tirs appuyés (1)</text:p>
      <text:p text:style-name="Corpus_20_A">Par ordre d'initiative décroissante les unités ayant reçu un ordre de « tir appuyé » font feu, <text:span text:style-name="T3">sauf si elle l'ont déjà fait lors de la phase de mouvement (cf : « tir d'interception »)</text:span>. Si les deux joueurs ont des soldats possédant la même valeur d'initiative les soldats du joueur « Alpha » font feu avant les soldats du joueur « Oméga ».</text:p>
      <text:p text:style-name="Corpus_20_A">Les unités en « tir appuyé » ont un bonus pour toucher de <text:span text:style-name="T2">2</text:span> (cf « modificateurs de tir »).</text:p>
      <text:p text:style-name="Corpus_20_A">Les soldats en tir appuyé (contrairement aux autres) peuvent cibler un soldat dans leur ligne de mire. Ce soldat est touché en cas de résultat de 10 au jet de tir, sinon c’est le soldat le plus facile à toucher et en cas <text:s/>d’égalité plus proche <text:s/>qui est touché à sa place. (assassin porte les jet de touche ciblée à 8,9et 10 à conditions qu’ils soient suffisants pour toucher) (NB = à faire passer dans nota bene :de plus seuls les soldats en tir appuyé peuvent cibler des soldats avec la compétence « saut-warp » qui ont reçu l’ordre « Mouvement » ou « Redéploiement » mais avec un malus de -2 à leur tir.)</text:p>
      <text:p text:style-name="Title_20_Shobido_20_2">tirs tactiques (2)</text:p>
      <text:p text:style-name="Corpus_20_A">Par ordre d'initiative décroissante les unités ayant reçu un ordre « mouvement » font feu ou déclarent une charge. Si les deux joueurs ont des soldats possédant la même valeur d'initiative les soldats du joueur « Alpha » font feu avant les soldats du joueur « Oméga ».</text:p>
      <text:p text:style-name="Corpus_20_A">Les unités en « mouvement » ont un malus pour toucher de 1 (cf « modificateurs de tir »).</text:p>
      <text:p text:style-name="Title_20_Shobido_20_2">tirs de riposte (3)</text:p>
      <text:p text:style-name="Corpus_20_A">Par ordre d'initiative décroissante les unités ayant reçu un ordre « manœuvre » font feu ou déclarent une charge. Si les deux joueurs ont des soldats possédant la même valeur d'initiative les soldats du joueur « Alpha » font feu avant les soldats du joueur « Oméga ».</text:p>
      <text:p text:style-name="Title_20_Shobido_20_3">annexe</text:p>
      <text:p text:style-name="Title_20_Shobido_20_2">Tir sur un corps a corps :</text:p>
      <text:p text:style-name="P17">Il est possible de tirer sur un soldat ennemi engagé, cependant il y a alors une probabilité ½ pour que ce soit l'autre soldat engagé qui soit touché.</text:p>
      <text:p text:style-name="Title_20_Shobido_20_2">CHOIX TIR CIBLE / TIR COUVERTURE</text:p>
      <text:p text:style-name="Corpus_20_A">Possibilté d'introduction d'un tir de couverture occasionnant moins de blessures mais occasionnant plus de blocage, par exemple en fonction de l'arme utilisée. (restriction aux mitrailleuses, mitrailettes, etc). Possibilité de grouper tous ces tirs pour accélérer la phase. </text:p>
      <text:p text:style-name="Title_20_Shobido_20_2">Tir a travers un corps a corps :</text:p>
      <text:p text:style-name="Corpus_20_A">Il est possible de tirer sur un adversaire si la trajectoire du tir passe <text:span text:style-name="T1">au travers de soldats engagés. il y a néanmoins une chance de toucher l'un ou l'autre des protagonistes situés dans l'axe de tir (cf RESOLUTION du TIR) </text:span><text:span text:style-name="T4">et ce peu importe la distance entre les soldats au corps à corps et le tireur ( meme inférieure à 2 ps)</text:span><text:span text:style-name="T1">.</text:span></text:p>
      <text:p text:style-name="P11"/>
      <text:p text:style-name="P11">ATTENTION :</text:p>
      <text:p text:style-name="P11">dans tous les cas. Un tir qui est effectué avec un allié dans l’axe du tir situé à moins de 2ps du tireur est susceptible de toucher cet allié. Pour chaque allié présent dans l’axe du tir et situé à plus de 2ps du tireur on attribue un résultat du D10 en partant de 1 et jusqu’au résultat précédant la touche de l’ennemi ciblé. Chaque allié gênant le tir a donc individuellement une probabilité de 1/10 d’être touché.</text:p>
      <text:p text:style-name="P7">Mouvement de rush</text:p>
      <text:p text:style-name="P12">Apres que tous les tirs ont été effectués, les soldats en ordre de redéploiement peuvent effectuer leur « rush » et bouger de leur capacité de mvt +3ps néanmoins ceci n’est pas un « mouvement de charge » et en aucun cas un soldat ne peut pénétrer une zone de contrôle adverse au cours de ce mouvement.</text:p>
      <text:p text:style-name="P7"><text:soft-page-break/>TIR D’ ordoNANce </text:p>
      <text:p text:style-name="P12">c’est à ce moment que font feu les armes d’ordonnance à tir tendu, conformément à ce qui est décrit dans leur « règle spéciale » et que sont résolus les tirs d’ordonnance parabolique dont la préparation avait été effectuée.</text:p>
      <text:p text:style-name="P11"/>
      <text:h text:style-name="P3" text:outline-level="1">Corps à corps (4)</text:h>
      <text:p text:style-name="P16">COMBATS RESTANTS</text:p>
      <text:p text:style-name="P18">Normalement les combats etant résolus strictement sur le moment et les résultats amenant au moins 1 combattant à être bloqué, au tapis ou hors combat, il n'existe plus jamais qu'un seul corps à corps actif durant la phase de corps et plus aucun durant les autres.</text:p>
      <text:p text:style-name="P4">Mouvements de charge (1)</text:p>
      <text:p text:style-name="P8">Un soldat qui a reçu un ordre de manœuvre ou de mouvement et qui n'a pas tiré est éligible pour effectuer une charge.</text:p>
      <text:p text:style-name="P8">Par ordre d'initiative décroissante, puis à nouveau par ordre d’initiative croissante chaque unité éligible peut soit attendre et ne pas effectuer d'action, soit effectuer un mouvement de charge. Elle ne peut néanmoins effectuer une charge qu'une seule fois par phase de corps à corps.</text:p>
      <text:p text:style-name="P8">La distance maximale parcourue par les soldats lors d'une « charge » <text:span text:style-name="T4"><text:s/>est de 4ps pour ceux disposant d’un ordre d’avance, et de 3 pas pour ceux disposant d ‘un ordre de manoeuvre</text:span>. La compétence « saut » amène ce maximum à <text:span text:style-name="T5">6</text:span>ps <text:span text:style-name="T4">indépendamment de l’ordre reçu</text:span>.</text:p>
      <text:p text:style-name="P8">Une charge est un déplacement libre en direction tant qu’il n’amène pas le soldat qui l’effectue à finir son déplacement plus loin d’un soldat ennemi valide non engagé que ne l’était le soldat valide non engagé le plus proche avant d’effectuer sa charge.</text:p>
      <text:p text:style-name="P8">Toute pénétration d'une zone de contrôle ennemie entraîne l'ouverture d'un combat immédiat. Les combats sont résolus dès leur apparition, en prenant en compte l'état du terrain tel qu'il est sur le moment. </text:p>
      <text:p text:style-name="P8">Un soldat bloqué chargé retrouve instantanément un statut valide, il combat cependant avec une CC diminuée de 2 points. Il peut bénéficier d'une « intervention » de la part d'un soldat allié.</text:p>
      <text:p text:style-name="P8"><text:soft-page-break/>Un soldat au tapis chargé est automatiquement mis hors de combat, à moins qu’un soldat allié ne puisse déclarer une intervention contre charge (et la réussisse).</text:p>
      <text:p text:style-name="P8">La charge est le seul déplacement qui permet d’entrer dans la zone de contrôle d’un soldat ennemi.</text:p>
      <text:p text:style-name="P8">Si un soldat allié, du fait de sa position, gêne le contact d'une charge , il peut être effectué une interversion des 2 figurines du joueur chargeant, de manière à ne plus « gêner » le combat, à condition que les deux modèles ne soient pas distants de plus de 3ps (comme pour une intervention).</text:p>
      <text:p text:style-name="P8">Lorsqu’une charge amène à pénétrer la zone de contrôle d’un ennemi, <text:span text:style-name="T5">alors les deux soldats sont immédiatement engagés l'un avec l'autre</text:span>. Une fois qu’un soldat a pénétré la zone de contrôle d’un ennemi et <text:span text:style-name="T5">qu’il se trouve donc engagé et amené en contact socle à socle</text:span>, il ignore les zones de contrôle de tout autre soldat ennemi valide non engagé, <text:span text:style-name="T5">tant qu'il reste lui même engagé</text:span>.</text:p>
      <text:p text:style-name="Title_20_Shobido_20_2"><text:span text:style-name="T2">Intervention :</text:span></text:p>
      <text:p text:style-name="P8"><text:span text:style-name="T2"><text:s/>:<text:line-break/>1 Soldat « bloqué » ou « au tapis » chargé peut demander l'intervention d'un fantassin allié valide non engagé (et 1 seul) situé à moins de 3ps pour lui éviter le finish. Le fantassin qui intervient doit réussir un test de commandement. Réussite il s'interpose et combat à la place du tapis. Echec il laisse son camarade à son triste sort (=HC). Les implacables ne sont pas obligés de s'interposés (car implacable = ne souhaite pas se foutre à terre de lui même, mais n'est pas pour autant plus courageux.. </text:span>(A VOIR = obligation de l'intervention ou variation du test à effectuer en fonction du type d'armée ou de compétence du soldat)</text:p>
      <text:p text:style-name="P4">combats (2)</text:p>
      <text:p text:style-name="P8">Comptez les soutiens des deux duellistes.</text:p>
      <text:p text:style-name="P14">Est considéré comme « soutien » tout soldat allié « valide » et non engagé dont l'intégralité du socle est située à moins de 3ps du point de contact entre les socles des duellistes.</text:p>
      <text:p text:style-name="P8">Faites la différence entre le total des soutiens des deux duellistes. </text:p>
      <text:p text:style-name="P14">Si le résultat est nul il n'y a pas de bonus lié au soutien.</text:p>
      <text:p text:style-name="P14">Si le résultat est à l'avantage d'un duelliste, celui-ci reçoit un bonus en fonction de son avantage numérique :</text:p>
      <text:p text:style-name="P14">Soutien surnuméraire de :</text:p>
      <text:p text:style-name="P14"><text:tab/>1 donne 1D10 supplémentaire</text:p>
      <text:p text:style-name="P14"><text:tab/>2 donne 2D10 supplémentaires</text:p>
      <text:p text:style-name="P14"><text:tab/>3 donne 2D10 supplémentaires et +1 au résultat du meilleur jet.</text:p>
      <text:p text:style-name="P14"><text:tab/>4 et + donnent 2D10 supplémentaires et +2 au résultat du meilleur jet.</text:p>
      <text:p text:style-name="P8">Lancez 1D10 pour chacun des deux duellistes.</text:p>
      <text:p text:style-name="P14">Si un duelliste bénéficie d'un bonus de soutien, lancez pour lui 1D10 ou 2D10 supplémentaires en fonction de la valeur de cet avantage. </text:p>
      <text:p text:style-name="P14">Si un duelliste possède une arme de corps à corps lancez pour lui 1D10 supplémentaire.</text:p>
      <text:p text:style-name="P8">Conservez le résultat de D10 le plus avantageux pour votre soldat parmi les résultats obtenus sur le ou les (au maximum 4) dés que vous avez lancé pour lui.</text:p>
      <text:p text:style-name="P8">Ajoutez à ce résultat la capacité de combat (CC) de votre soldat, et éventuellement :</text:p>
      <text:p text:style-name="P14">Si un duelliste bénéficie d'un bonus de soutien de 3 ajoutez 1 à son résultat.</text:p>
      <text:p text:style-name="P14">Si un duelliste bénéficie d'un bonus de soutien de 4 ou plus ajoutez 2 à son résultat.</text:p>
      <text:p text:style-name="P14">Si un duelliste a reçu l'ordre « tir appuyé » il retranche 4 à son résultat.</text:p>
      <text:p text:style-name="P14">Si un duelliste a reçu l'ordre « manœuvre » ou « mouvement » mais qu'il a tiré, il retranche 2 à son résultat.</text:p>
      <text:p text:style-name="P14">Si un duelliste a reçu l'ordre « redéploiement » ou qu'il était « bloqué » avant ce combat, il retranche 2 à son résultat.</text:p>
      <text:p text:style-name="P8">Comparez les résultats finals des deux duellistes.</text:p>
      <text:p text:style-name="P14">En cas d'égalité, ou si la différence de score est de 3 points au maximum, le résultat du duel est déclaré « incertain », les 2 soldats subissent une touche de leur adversaire.</text:p>
      <text:p text:style-name="P14"><text:soft-page-break/>Si l'un des deux duellistes a un score supérieur de 4 à 6 points à celui de son adversaire il ne subit pas de touche, en revanche son adversaire est touché et doit faire un « test de sauvegarde ».</text:p>
      <text:p text:style-name="P14">Si l'un des deux duellistes a un score supérieur de 7 ou 8 points à celui de son adversaire il ne subit pas de touche, en revanche son adversaire est touché deux fois et doit faire deux « tests de sauvegarde ».</text:p>
      <text:p text:style-name="P14">Si l'un des deux duellistes a un score supérieur de 9 points ou plus à celui de son adversaire il ne subit pas de touche, en revanche son adversaire est touché trois fois et doit faire trois « tests de sauvegarde ».</text:p>
      <text:p text:style-name="P4">RESOLUTION Des Touches</text:p>
      <text:p text:style-name="P8">Touches :</text:p>
      <text:p text:style-name="P8">Tests de sauvegardes, tout echec entraine jet de blessure, <text:span text:style-name="T4">il n’y a pas de blessures légères au corps à corps et</text:span> les <text:s/>résultats « blessé léger » comptent comme « au tapis ».</text:p>
      <text:p text:style-name="P8">Si un soldat réussis l'ensemble de ses jets de sauvegarde il est néanmoins automatiquement « bloqué » et les adversaires sont immédiatement « repoussés » de manière à ne plus êtres inclus dans la <text:s/>zone de contrôle adverse.</text:p>
      <text:p text:style-name="P8"/>
      <text:p text:style-name="P13">annexe</text:p>
      <text:p text:style-name="P5">Rappel </text:p>
      <text:p text:style-name="P15">« tir appuyé » donne un malus de 4 en CC.</text:p>
      <text:p text:style-name="P15">« manœuvre » donne un malus de 2 en CC si le soldat a tiré.</text:p>
      <text:p text:style-name="P15">« mouvement » donne un malus de 2 en CC si le soldat a tiré.</text:p>
      <text:p text:style-name="P15">« redéploiement » donne un malus de 2.</text:p>
      <text:p text:style-name="P15">« bloqué » donne un malus de 2.</text:p>
      <text:p text:style-name="P15">« au tapis » un soldat au tapis ne peut pas se battre, il sera automatiquement mis « hors combat » s'il est chargé par un adversaire et qu’aucun allié ne prend sa place en réalisant une intervention.</text:p>
      <text:h text:style-name="Title_20_Shobido_20_1" text:outline-level="1">Ralliement (5)</text:h>
      <text:p text:style-name="Title_20_Shobido_20_2">Explosions grenades Antichars (1)</text:p>
      <text:p text:style-name="Corpus_20_A">Les grenades à plasma ou à fusion qui ont été appliquées sur des blindés détonnent et leurs effets sont applicables immédiatement. On effectue un « jet de dégât groupé »sur le blindé en utilisant le « perçage » et la « charge » du type de grenade concerné.</text:p>
      <text:p text:style-name="Title_20_Shobido_20_2">Évolution des nuages (2)</text:p>
      <text:p text:style-name="Corpus_20_A">Les gaz et fumigènes se déplacent au gré des vents ou se dissipent. On effectue un « jet d'évolution de nuage » pour chaque nuage de gaz et de fumigènes :</text:p>
      <text:p text:style-name="Corpus_20_A">Une fois les jet effectués, on ajoute 1 à l'âge de tous les nuages.</text:p>
      <text:p text:style-name="Title_20_Shobido_20_2">explosions DES VEHICULES (3)</text:p>
      <text:p text:style-name="Corpus_20_A">Les véhicules dont les dégâts à l'ensemble « réservoir » ont atteint la marque « X » perdent un point dans leurs ensembles « propulsion » et « moteur ».</text:p>
      <text:p text:style-name="Corpus_20_A">Les véhicules dont les dégâts à l'ensemble « réservoir » ont atteint la marque « Y » effectuent un « test d'explosion ».</text:p>
      <text:p text:style-name="Corpus_20_A">Les véhicules dont le réservoir est détruit, ou autrement dit, les véhicules dont les dégâts à l'ensemble « réservoir » sont maximums (aucun point restant) explosent maintenant.</text:p>
      <text:p text:style-name="Title_20_Shobido_20_2">objectifs (4)</text:p>
      <text:p text:style-name="Corpus_20_A">Les marqueurs objectifs (pions butins ou personnages objectifs) sont perdus par les fantassins « bloqués » ou « au tapis »</text:p>
      <text:p text:style-name="Corpus_20_A">Ils peuvent être ramassés par les fantassins « valides » dans un rayon de 2ps autour d'eux.</text:p>
      <text:p text:style-name="Corpus_20_A">Si un marqueur objectif qui n'est pas encore en possession d'un camp ou de l'autre est à la portée de 2 fantassins de factions ennemies, le marqueur reste au sol.</text:p>
      <text:p text:style-name="Title_20_Shobido_20_2"><text:soft-page-break/>réparations (5)</text:p>
      <text:p text:style-name="Corpus_20_A">Tous les blindés qui ont perdu au moins un point dans un de leurs ensembles peuvent effectuer un « test de réparation ».</text:p>
      <text:p text:style-name="Corpus_20_A">Un blindé qui reçoit un ordre de « réparation » dispose de 3 « tests de réparation ».</text:p>
      <text:p text:style-name="P4">déblocage &amp; panique (6)</text:p>
      <text:p text:style-name="P8">Tout soldat bloqué effectue un test de moral . Réussite = débloqué. </text:p>
      <text:p text:style-name="P8">Echec mais avec moins de 3points par rapport à sa valeur de Cd = reste bloqué. </text:p>
      <text:p text:style-name="P8">Tout autre échec et tout résultat de 1 = mouvement de panique. </text:p>
      <text:p text:style-name="P8">Exemple : </text:p>
      <text:p text:style-name="P8">Un mouvement de « panique » s'effectue strictement dans la direction du pion marquant la zone de retraite du soldat, d'un nombre de « pas » égal à sa capacité de déplacement (Mv) et en conservant son état « bloqué ». Lors de ce mouvement le soldat démoralisé recevra une touche automatique de la part de tout ennemi dont il <text:s/>pénètre la zone de contrôle. S'il n'est pas blessé par la touche, il continue son mouvement de retraite, s'il est blessé il arrête sa course au point d'entrée de la zone de contrôle adverse. L'arme utilisée pour la touche sera choisie librement par le joueur adverse parmi celles du soldat qui est percuté par le fuyard.</text:p>
      <text:p text:style-name="Title_20_Shobido_20_2">soins (7)</text:p>
      <text:p text:style-name="Corpus_20_A">Tous les soldats « au tapis » effectuent un « jet de blessu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Sylfaen1" svg:font-family="Sylfaen" style:font-adornments="Gras" style:font-family-generic="roman" style:font-pitch="variable"/>
    <style:font-face style:name="Sylfaen" svg:font-family="Sylfaen"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Italique" style:font-family-generic="swiss" style:font-pitch="variable"/>
    <style:font-face style:name="Arial1" svg:font-family="Arial" style:font-adornments="Normal" style:font-family-generic="swiss" style:font-pitch="variable"/>
    <style:font-face style:name="Copperplate Gothic Bold" svg:font-family="'Copperplate Gothic Bold'" style:font-adornments="Norm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_20_Shobido_20_1" style:display-name="Title Shobido 1" style:family="paragraph" style:default-outline-level="1" style:list-style-name="" style:master-page-name="">
      <style:paragraph-properties fo:margin-top="0cm" fo:margin-bottom="0.101cm" fo:text-align="center" style:justify-single-word="false" style:page-number="auto" fo:break-before="column" fo:background-color="transparent" fo:padding="0.049cm" fo:border="0.002cm solid #000000" style:shadow="#808080 0.18cm 0.18cm">
        <style:tab-stops/>
        <style:background-image/>
      </style:paragraph-properties>
      <style:text-properties fo:text-transform="uppercase" style:font-name="Copperplate Gothic Bold" fo:font-size="14pt" fo:font-weight="normal"/>
    </style:style>
    <style:style style:name="Title_20_Shobido_20_2" style:display-name="Title Shobido 2" style:family="paragraph" style:master-page-name="">
      <style:paragraph-properties fo:margin-top="0.4cm" fo:margin-bottom="0.101cm" fo:keep-together="always" style:page-number="auto" fo:padding="0.049cm" fo:border="0.002cm solid #000000" style:shadow="none" fo:keep-with-next="always"/>
      <style:text-properties fo:text-transform="uppercase" style:font-name="Sylfaen" fo:font-size="13pt" fo:language="fr" fo:country="FR" fo:font-style="normal" fo:font-weight="bold" style:font-weight-asian="bold" style:font-weight-complex="bold"/>
    </style:style>
    <style:style style:name="Corpus_20_A" style:display-name="Corpus A" style:family="paragraph" style:master-page-name="">
      <style:paragraph-properties fo:margin-left="0cm" fo:margin-right="0cm" fo:margin-top="0.101cm" fo:margin-bottom="0.199cm" fo:line-height="0.45cm" fo:text-align="justify" style:justify-single-word="false" fo:keep-together="always" fo:hyphenation-ladder-count="no-limit" fo:text-indent="0cm" style:auto-text-indent="false" style:page-number="auto" fo:background-color="transparent" style:shadow="none" fo:keep-with-next="auto">
        <style:tab-stops/>
        <style:background-image/>
      </style:paragraph-properties>
      <style:text-properties style:font-name="Sylfaen1" fo:font-size="12pt" fo:letter-spacing="-0.018cm" fo:language="fr" fo:country="FR" fo:font-weight="normal" style:letter-kerning="true" style:text-scale="125%" fo:hyphenate="false" fo:hyphenation-remain-char-count="2" fo:hyphenation-push-char-count="2"/>
    </style:style>
    <style:style style:name="Title_20_Shobido_20_3" style:display-name="Title Shobido 3" style:family="paragraph" style:master-page-name="">
      <style:paragraph-properties fo:margin-top="0.499cm" fo:margin-bottom="0.101cm" fo:text-align="center" style:justify-single-word="false" style:page-number="auto" fo:keep-with-next="always"/>
      <style:text-properties fo:text-transform="uppercase" style:font-name="Arial2" fo:font-size="12pt" fo:letter-spacing="0.071cm" fo:font-style="normal" style:text-underline-style="solid" style:text-underline-width="auto" style:text-underline-color="font-color" fo:font-weight="bold" style:text-scale="150%"/>
    </style:style>
    <style:style style:name="Header" style:family="paragraph"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RE_20_EN_20_TETE" style:display-name="TITRE EN TETE" style:family="paragraph" style:parent-style-name="Header" style:master-page-name="">
      <style:paragraph-properties fo:text-align="center" style:justify-single-word="false" style:page-number="auto" fo:padding="0.049cm" fo:border="0.002cm solid #000000" style:shadow="#808080 0.18cm 0.18cm" style:join-border="false"/>
      <style:text-properties fo:text-transform="uppercase" style:font-name="Copperplate Gothic Bold" fo:font-size="20pt" fo:letter-spacing="0.071cm" style:text-scale="150%"/>
    </style:style>
    <style:style style:name="Corpus_20_B" style:display-name="Corpus B" style:family="paragraph" style:master-page-name="">
      <style:paragraph-properties fo:margin-left="0cm" fo:margin-right="0cm" fo:margin-top="0.101cm" fo:margin-bottom="0.199cm" fo:line-height="0.45cm" fo:text-align="justify" style:justify-single-word="false" fo:keep-together="always" fo:text-indent="0cm" style:auto-text-indent="true" style:page-number="auto" fo:background-color="transparent">
        <style:tab-stops/>
        <style:drop-cap/>
        <style:background-image/>
      </style:paragraph-properties>
      <style:text-properties style:font-name="Sylfaen" fo:letter-spacing="-0.018cm" style:text-scale="125%"/>
    </style:style>
    <style:style style:name="Corpus_20_Note" style:display-name="Corpus Note" style:family="paragraph" style:master-page-name="">
      <style:paragraph-properties fo:margin-left="0cm" fo:margin-right="0cm" fo:margin-top="0.101cm" fo:margin-bottom="0.199cm" fo:line-height="0.45cm" fo:text-align="justify" style:justify-single-word="false" fo:keep-together="always" fo:text-indent="0cm" style:auto-text-indent="true" style:page-number="auto" fo:keep-with-next="auto"/>
      <style:text-properties style:font-name="Sylfaen" fo:font-size="11pt" fo:letter-spacing="-0.018cm" fo:font-style="normal" style:text-scale="125%"/>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P2"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1cm" fo:margin-bottom="0.499cm" fo:margin-left="1cm" fo:margin-right="1cm" style:shadow="none" fo:background-color="transparent" style:writing-mode="lr-tb" style:footnote-max-height="0cm">
        <style:background-image/>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499cm" fo:border="0.002cm solid #000000" fo:padding="0.049cm" style:shadow="none" fo:background-color="transparent" style:dynamic-spacing="true">
          <style:background-image/>
        </style:header-footer-properties>
      </style:header-style>
      <style:footer-style>
        <style:header-footer-properties svg:height="0.96cm" fo:margin-left="0cm" fo:margin-right="0cm" fo:margin-top="0.499cm" style:dynamic-spacing="false"/>
      </style:footer-style>
    </style:page-layout>
  </office:automatic-styles>
  <office:master-styles>
    <style:master-page style:name="Standard" style:page-layout-name="Mpm1">
      <style:header>
        <text:p text:style-name="TITRE_20_EN_20_TETE">Tour de jeu : Phases</text:p>
      </style:header>
      <style:footer>
        <text:p text:style-name="MP1">1 <text:s/>: <text:s/><text:page-number text:select-page="current">8</text:page-number> / <text:page-count>8</text:page-count></text:p>
      </style:footer>
      <style:footer-left>
        <text:p text:style-name="MP2">1 <text:s/>: <text:s/><text:page-number text:select-page="current">8</text:page-number> / <text:page-count>8</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1DT22H36M53S</meta:editing-duration>
    <meta:editing-cycles>74</meta:editing-cycles>
    <meta:generator>OpenOffice.org/3.3$Win32 OpenOffice.org_project/330m20$Build-9567</meta:generator>
    <dc:date>2014-08-08T01:19:31.77</dc:date>
    <dc:creator>Adrien </dc:creator>
    <meta:document-statistic meta:table-count="0" meta:image-count="0" meta:object-count="0" meta:page-count="8" meta:paragraph-count="169" meta:word-count="3680" meta:character-count="20317"/>
    <meta:user-defined meta:name="Info 1"/>
    <meta:user-defined meta:name="Info 2"/>
    <meta:user-defined meta:name="Info 3"/>
    <meta:user-defined meta:name="Info 4"/>
  </office:meta>
</office:document-meta>
</file>